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2.3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8.3575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ext-properties fo:color="#00cc00"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5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11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997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626" calcext:value-type="float">
            <text:p>0.626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1.18" calcext:value-type="float">
            <text:p>1.18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11.5" calcext:value-type="float">
            <text:p>11.5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7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8"/>
          <table:covered-table-cell table:style-name="ce4"/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19"/>
          <table:table-cell table:style-name="ce21" office:value-type="string" calcext:value-type="string">
            <text:p>Suggested greater than 2 in order to avoid numerical instabilities in the solver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-e1</text:p>
          </table:table-cell>
          <table:table-cell table:style-name="ce19" table:number-columns-repeated="2"/>
          <table:table-cell table:style-name="ce18" table:number-columns-repeated="2"/>
          <table:table-cell table:style-name="ce23" table:number-columns-repeated="8"/>
          <table:table-cell/>
          <table:table-cell table:style-name="ce23"/>
          <table:table-cell table:style-name="ce25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9" table:style-name="ce8" office:value-type="float" office:value="500" calcext:value-type="float">
            <text:p>500</text:p>
          </table:table-cell>
          <table:table-cell table:style-name="ce8" office:value-type="float" office:value="200" calcext:value-type="float">
            <text:p>200</text:p>
          </table:table-cell>
          <table:table-cell table:style-name="ce19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9" table:style-name="ce8" office:value-type="float" office:value="248" calcext:value-type="float">
            <text:p>248</text:p>
          </table:table-cell>
          <table:table-cell table:style-name="ce8" office:value-type="float" office:value="200" calcext:value-type="float">
            <text:p>200</text:p>
          </table:table-cell>
          <table:table-cell table:style-name="ce19" table:number-columns-repeated="2"/>
          <table:table-cell table:style-name="ce18" table:number-columns-repeated="2"/>
          <table:table-cell table:number-columns-repeated="10"/>
          <table:table-cell table:style-name="ce1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50" calcext:value-type="float">
            <text:p>50</text:p>
          </table:table-cell>
          <table:table-cell table:style-name="ce19" table:number-columns-repeated="2"/>
          <table:table-cell table:style-name="ce18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416" calcext:value-type="float">
            <text:p>416</text:p>
          </table:table-cell>
          <table:table-cell table:style-name="ce8" table:formula="of:=[.H11]/[.H18]" office:value-type="float" office:value="500" calcext:value-type="float">
            <text:p>500</text:p>
          </table:table-cell>
          <table:table-cell table:style-name="ce8" table:formula="of:=[.I11]/[.I18]" office:value-type="float" office:value="500" calcext:value-type="float">
            <text:p>500</text:p>
          </table:table-cell>
          <table:table-cell table:style-name="ce8" table:formula="of:=[.J11]/[.J18]" office:value-type="float" office:value="500" calcext:value-type="float">
            <text:p>500</text:p>
          </table:table-cell>
          <table:table-cell table:style-name="ce8" table:formula="of:=[.K11]/[.K18]" office:value-type="float" office:value="625" calcext:value-type="float">
            <text:p>625</text:p>
          </table:table-cell>
          <table:table-cell table:number-columns-repeated="2" table:style-name="ce8" office:value-type="float" office:value="625" calcext:value-type="float">
            <text:p>625</text:p>
          </table:table-cell>
          <table:table-cell table:style-name="ce8" office:value-type="float" office:value="333" calcext:value-type="float">
            <text:p>333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207" calcext:value-type="float">
            <text:p>207</text:p>
          </table:table-cell>
          <table:table-cell table:style-name="ce8" table:formula="of:=[.H12]/[.H19]" office:value-type="float" office:value="248" calcext:value-type="float">
            <text:p>248</text:p>
          </table:table-cell>
          <table:table-cell table:style-name="ce8" table:formula="of:=[.I12]/[.I19]" office:value-type="float" office:value="248" calcext:value-type="float">
            <text:p>248</text:p>
          </table:table-cell>
          <table:table-cell table:style-name="ce8" table:formula="of:=[.J12]/[.J19]" office:value-type="float" office:value="248" calcext:value-type="float">
            <text:p>248</text:p>
          </table:table-cell>
          <table:table-cell table:style-name="ce8" table:formula="of:=[.K12]/[.K19]" office:value-type="float" office:value="310" calcext:value-type="float">
            <text:p>310</text:p>
          </table:table-cell>
          <table:table-cell table:number-columns-repeated="2" table:style-name="ce8" office:value-type="float" office:value="310" calcext:value-type="float">
            <text:p>310</text:p>
          </table:table-cell>
          <table:table-cell table:style-name="ce8" office:value-type="float" office:value="333" calcext:value-type="float">
            <text:p>333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732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42" calcext:value-type="float">
            <text:p>42</text:p>
          </table:table-cell>
          <table:table-cell table:style-name="ce8" table:formula="of:=[.H13]/[.H20]" office:value-type="float" office:value="50" calcext:value-type="float">
            <text:p>50</text:p>
          </table:table-cell>
          <table:table-cell table:style-name="ce8" table:formula="of:=[.I13]/[.I20]" office:value-type="float" office:value="50" calcext:value-type="float">
            <text:p>50</text:p>
          </table:table-cell>
          <table:table-cell table:style-name="ce8" table:formula="of:=[.J13]/[.J20]" office:value-type="float" office:value="50" calcext:value-type="float">
            <text:p>50</text:p>
          </table:table-cell>
          <table:table-cell table:number-columns-repeated="3" table:style-name="ce8" office:value-type="float" office:value="63" calcext:value-type="float">
            <text:p>63</text:p>
          </table:table-cell>
          <table:table-cell table:style-name="ce8" office:value-type="float" office:value="83" calcext:value-type="float">
            <text:p>83</text:p>
          </table:table-cell>
          <table:table-cell table:style-name="ce20" table:number-columns-repeated="2"/>
          <table:table-cell table:style-name="ce17" table:number-columns-repeated="5"/>
          <table:table-cell table:style-name="ce24"/>
          <table:table-cell table:style-name="ce17" table:number-columns-repeated="4"/>
          <table:table-cell table:number-columns-repeated="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3616704" calcext:value-type="float">
            <text:p>3616704</text:p>
          </table:table-cell>
          <table:table-cell table:formula="of:=[.F14]*[.F15]*[.F16]" office:value-type="float" office:value="3616704" calcext:value-type="float">
            <text:p>3616704</text:p>
          </table:table-cell>
          <table:table-cell table:formula="of:=[.G14]*[.G15]*[.G16]" office:value-type="float" office:value="3616704" calcext:value-type="float">
            <text:p>3616704</text:p>
          </table:table-cell>
          <table:table-cell table:formula="of:=[.H14]*[.H15]*[.H16]" office:value-type="float" office:value="6200000" calcext:value-type="float">
            <text:p>6200000</text:p>
          </table:table-cell>
          <table:table-cell table:formula="of:=[.I14]*[.I15]*[.I16]" office:value-type="float" office:value="6200000" calcext:value-type="float">
            <text:p>6200000</text:p>
          </table:table-cell>
          <table:table-cell table:formula="of:=[.J14]*[.J15]*[.J16]" office:value-type="float" office:value="6200000" calcext:value-type="float">
            <text:p>6200000</text:p>
          </table:table-cell>
          <table:table-cell table:formula="of:=[.K14]*[.K15]*[.K16]" office:value-type="float" office:value="12206250" calcext:value-type="float">
            <text:p>12206250</text:p>
          </table:table-cell>
          <table:table-cell table:formula="of:=[.L14]*[.L15]*[.L16]" office:value-type="float" office:value="12206250" calcext:value-type="float">
            <text:p>12206250</text:p>
          </table:table-cell>
          <table:table-cell table:formula="of:=[.M14]*[.M15]*[.M16]" office:value-type="float" office:value="12206250" calcext:value-type="float">
            <text:p>12206250</text:p>
          </table:table-cell>
          <table:table-cell table:formula="of:=[.N14]*[.N15]*[.N16]" office:value-type="float" office:value="9203787" calcext:value-type="float">
            <text:p>9203787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number-columns-repeated="3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number-columns-repeated="3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number-columns-repeated="3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5" table:formula="of:=MIN([.E18:.E20])" office:value-type="float" office:value="1.2" calcext:value-type="float">
            <text:p>1.200000</text:p>
          </table:table-cell>
          <table:table-cell table:style-name="ce15" table:formula="of:=MIN([.F18:.F20])" office:value-type="float" office:value="1.2" calcext:value-type="float">
            <text:p>1.200000</text:p>
          </table:table-cell>
          <table:table-cell table:style-name="ce15" table:formula="of:=MIN([.G18:.G20])" office:value-type="float" office:value="1.2" calcext:value-type="float">
            <text:p>1.200000</text:p>
          </table:table-cell>
          <table:table-cell table:style-name="ce15" table:formula="of:=MIN([.H18:.H20])" office:value-type="float" office:value="1" calcext:value-type="float">
            <text:p>1.000000</text:p>
          </table:table-cell>
          <table:table-cell table:style-name="ce15" table:formula="of:=MIN([.I18:.I20])" office:value-type="float" office:value="1" calcext:value-type="float">
            <text:p>1.000000</text:p>
          </table:table-cell>
          <table:table-cell table:style-name="ce15" table:formula="of:=MIN([.J18:.J20])" office:value-type="float" office:value="1" calcext:value-type="float">
            <text:p>1.000000</text:p>
          </table:table-cell>
          <table:table-cell table:style-name="ce15" table:formula="of:=MIN([.K18:.K20])" office:value-type="float" office:value="0.8" calcext:value-type="float">
            <text:p>0.800000</text:p>
          </table:table-cell>
          <table:table-cell table:style-name="ce15" table:formula="of:=MIN([.L18:.L20])" office:value-type="float" office:value="0.8" calcext:value-type="float">
            <text:p>0.800000</text:p>
          </table:table-cell>
          <table:table-cell table:style-name="ce15" table:formula="of:=MIN([.M18:.M20])" office:value-type="float" office:value="0.8" calcext:value-type="float">
            <text:p>0.800000</text:p>
          </table:table-cell>
          <table:table-cell table:style-name="ce15" table:formula="of:=MIN([.N18:.N20])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x</text:p>
          </table:table-cell>
          <table:table-cell table:style-name="ce3" table:formula="of:=[.E14]*[.E21]" office:value-type="float" office:value="499.2" calcext:value-type="float">
            <text:p>499.200000</text:p>
          </table:table-cell>
          <table:table-cell table:style-name="ce3" table:formula="of:=[.F14]*[.F21]" office:value-type="float" office:value="499.2" calcext:value-type="float">
            <text:p>499.200000</text:p>
          </table:table-cell>
          <table:table-cell table:style-name="ce3" table:formula="of:=[.G14]*[.G21]" office:value-type="float" office:value="499.2" calcext:value-type="float">
            <text:p>499.200000</text:p>
          </table:table-cell>
          <table:table-cell table:style-name="ce3" table:formula="of:=[.H14]*[.H21]" office:value-type="float" office:value="500" calcext:value-type="float">
            <text:p>500.000000</text:p>
          </table:table-cell>
          <table:table-cell table:style-name="ce3" table:formula="of:=[.I14]*[.I21]" office:value-type="float" office:value="500" calcext:value-type="float">
            <text:p>500.000000</text:p>
          </table:table-cell>
          <table:table-cell table:style-name="ce3" table:formula="of:=[.J14]*[.J21]" office:value-type="float" office:value="500" calcext:value-type="float">
            <text:p>500.000000</text:p>
          </table:table-cell>
          <table:table-cell table:style-name="ce3" table:formula="of:=[.K14]*[.K21]" office:value-type="float" office:value="500" calcext:value-type="float">
            <text:p>500.000000</text:p>
          </table:table-cell>
          <table:table-cell table:style-name="ce3" table:formula="of:=[.L14]*[.L21]" office:value-type="float" office:value="500" calcext:value-type="float">
            <text:p>500.000000</text:p>
          </table:table-cell>
          <table:table-cell table:style-name="ce3" table:formula="of:=[.M14]*[.M21]" office:value-type="float" office:value="500" calcext:value-type="float">
            <text:p>500.000000</text:p>
          </table:table-cell>
          <table:table-cell table:style-name="ce3" table:formula="of:=[.N14]*[.N21]" office:value-type="float" office:value="199.8" calcext:value-type="float">
            <text:p>199.8000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y</text:p>
          </table:table-cell>
          <table:table-cell table:style-name="ce3" table:formula="of:=[.E21]*[.E15]" office:value-type="float" office:value="248.4" calcext:value-type="float">
            <text:p>248.400000</text:p>
          </table:table-cell>
          <table:table-cell table:style-name="ce3" table:formula="of:=[.F21]*[.F15]" office:value-type="float" office:value="248.4" calcext:value-type="float">
            <text:p>248.400000</text:p>
          </table:table-cell>
          <table:table-cell table:style-name="ce3" table:formula="of:=[.G21]*[.G15]" office:value-type="float" office:value="248.4" calcext:value-type="float">
            <text:p>248.400000</text:p>
          </table:table-cell>
          <table:table-cell table:style-name="ce3" table:formula="of:=[.H21]*[.H15]" office:value-type="float" office:value="248" calcext:value-type="float">
            <text:p>248.000000</text:p>
          </table:table-cell>
          <table:table-cell table:style-name="ce3" table:formula="of:=[.I21]*[.I15]" office:value-type="float" office:value="248" calcext:value-type="float">
            <text:p>248.000000</text:p>
          </table:table-cell>
          <table:table-cell table:style-name="ce3" table:formula="of:=[.J21]*[.J15]" office:value-type="float" office:value="248" calcext:value-type="float">
            <text:p>248.000000</text:p>
          </table:table-cell>
          <table:table-cell table:style-name="ce3" table:formula="of:=[.K21]*[.K15]" office:value-type="float" office:value="248" calcext:value-type="float">
            <text:p>248.000000</text:p>
          </table:table-cell>
          <table:table-cell table:style-name="ce3" table:formula="of:=[.L21]*[.L15]" office:value-type="float" office:value="248" calcext:value-type="float">
            <text:p>248.000000</text:p>
          </table:table-cell>
          <table:table-cell table:style-name="ce3" table:formula="of:=[.M21]*[.M15]" office:value-type="float" office:value="248" calcext:value-type="float">
            <text:p>248.000000</text:p>
          </table:table-cell>
          <table:table-cell table:style-name="ce3" table:formula="of:=[.N21]*[.N15]" office:value-type="float" office:value="199.8" calcext:value-type="float">
            <text:p>199.8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z</text:p>
          </table:table-cell>
          <table:table-cell table:style-name="ce3" table:formula="of:=[.E21]*[.E16]" office:value-type="float" office:value="50.4" calcext:value-type="float">
            <text:p>50.400000</text:p>
          </table:table-cell>
          <table:table-cell table:style-name="ce3" table:formula="of:=[.F21]*[.F16]" office:value-type="float" office:value="50.4" calcext:value-type="float">
            <text:p>50.400000</text:p>
          </table:table-cell>
          <table:table-cell table:style-name="ce3" table:formula="of:=[.G21]*[.G16]" office:value-type="float" office:value="50.4" calcext:value-type="float">
            <text:p>50.400000</text:p>
          </table:table-cell>
          <table:table-cell table:style-name="ce3" table:formula="of:=[.H21]*[.H16]" office:value-type="float" office:value="50" calcext:value-type="float">
            <text:p>50.000000</text:p>
          </table:table-cell>
          <table:table-cell table:style-name="ce3" table:formula="of:=[.I21]*[.I16]" office:value-type="float" office:value="50" calcext:value-type="float">
            <text:p>50.000000</text:p>
          </table:table-cell>
          <table:table-cell table:style-name="ce3" table:formula="of:=[.J21]*[.J16]" office:value-type="float" office:value="50" calcext:value-type="float">
            <text:p>50.000000</text:p>
          </table:table-cell>
          <table:table-cell table:style-name="ce3" table:formula="of:=[.K21]*[.K16]" office:value-type="float" office:value="50.4" calcext:value-type="float">
            <text:p>50.400000</text:p>
          </table:table-cell>
          <table:table-cell table:style-name="ce3" table:formula="of:=[.L21]*[.L16]" office:value-type="float" office:value="50.4" calcext:value-type="float">
            <text:p>50.400000</text:p>
          </table:table-cell>
          <table:table-cell table:style-name="ce3" table:formula="of:=[.M21]*[.M16]" office:value-type="float" office:value="50.4" calcext:value-type="float">
            <text:p>50.400000</text:p>
          </table:table-cell>
          <table:table-cell table:style-name="ce3" table:formula="of:=[.N21]*[.N16]" office:value-type="float" office:value="49.8" calcext:value-type="float">
            <text:p>49.8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2" office:value-type="string" calcext:value-type="string">
            <office:annotation draw:style-name="gr2" draw:text-style-name="P1" svg:width="1.1413in" svg:height="0.5917in" svg:x="7.8791in" svg:y="4.2957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996448339357954" calcext:value-type="float">
            <text:p>0.0996448339</text:p>
          </table:table-cell>
          <table:table-cell table:formula="of:=[.F21]/([.$C$5]*PI()/30*[.$C$2])" office:value-type="float" office:value="0.0996448339357954" calcext:value-type="float">
            <text:p>0.0996448339</text:p>
          </table:table-cell>
          <table:table-cell table:formula="of:=[.G21]/([.$C$5]*PI()/30*[.$C$2])" office:value-type="float" office:value="0.0996448339357954" calcext:value-type="float">
            <text:p>0.0996448339</text:p>
          </table:table-cell>
          <table:table-cell table:formula="of:=[.H21]/([.$C$5]*PI()/30*[.$C$2])" office:value-type="float" office:value="0.0830373616131628" calcext:value-type="float">
            <text:p>0.0830373616</text:p>
          </table:table-cell>
          <table:table-cell table:formula="of:=[.I21]/([.$C$5]*PI()/30*[.$C$2])" office:value-type="float" office:value="0.0830373616131628" calcext:value-type="float">
            <text:p>0.0830373616</text:p>
          </table:table-cell>
          <table:table-cell table:formula="of:=[.J21]/([.$C$5]*PI()/30*[.$C$2])" office:value-type="float" office:value="0.0830373616131628" calcext:value-type="float">
            <text:p>0.0830373616</text:p>
          </table:table-cell>
          <table:table-cell table:formula="of:=[.K21]/([.$C$5]*PI()/30*[.$C$2])" office:value-type="float" office:value="0.0664298892905302" calcext:value-type="float">
            <text:p>0.0664298893</text:p>
          </table:table-cell>
          <table:table-cell table:formula="of:=[.L21]/([.$C$5]*PI()/30*[.$C$2])" office:value-type="float" office:value="0.0664298892905302" calcext:value-type="float">
            <text:p>0.0664298893</text:p>
          </table:table-cell>
          <table:table-cell table:formula="of:=[.M21]/([.$C$5]*PI()/30*[.$C$2])" office:value-type="float" office:value="0.0664298892905302" calcext:value-type="float">
            <text:p>0.0664298893</text:p>
          </table:table-cell>
          <table:table-cell table:formula="of:=[.N21]/([.$C$5]*PI()/30*[.$C$2])" office:value-type="float" office:value="0.0498224169678977" calcext:value-type="float">
            <text:p>0.049822417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2" office:value-type="string" calcext:value-type="string">
            <office:annotation draw:style-name="gr3" draw:text-style-name="P1" svg:width="4.3004in" svg:height="0.4209in" svg:x="7.8791in" svg:y="4.5362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6" table:formula="of:=[.E8]*[.E21]" office:value-type="float" office:value="2.4" calcext:value-type="float">
            <text:p>2.4</text:p>
          </table:table-cell>
          <table:table-cell table:style-name="ce16" table:formula="of:=[.F8]*[.F21]" office:value-type="float" office:value="2.7" calcext:value-type="float">
            <text:p>2.7</text:p>
          </table:table-cell>
          <table:table-cell table:style-name="ce16" table:formula="of:=[.G8]*[.G21]" office:value-type="float" office:value="3" calcext:value-type="float">
            <text:p>3</text:p>
          </table:table-cell>
          <table:table-cell table:style-name="ce16" table:formula="of:=[.H8]*[.H21]" office:value-type="float" office:value="2" calcext:value-type="float">
            <text:p>2</text:p>
          </table:table-cell>
          <table:table-cell table:style-name="ce16" table:formula="of:=[.I8]*[.I21]" office:value-type="float" office:value="2.25" calcext:value-type="float">
            <text:p>2.25</text:p>
          </table:table-cell>
          <table:table-cell table:style-name="ce16" table:formula="of:=[.J8]*[.J21]" office:value-type="float" office:value="2.5" calcext:value-type="float">
            <text:p>2.5</text:p>
          </table:table-cell>
          <table:table-cell table:style-name="ce16" table:formula="of:=[.K8]*[.K21]" office:value-type="float" office:value="1.6" calcext:value-type="float">
            <text:p>1.6</text:p>
          </table:table-cell>
          <table:table-cell table:style-name="ce16" table:formula="of:=[.L8]*[.L21]" office:value-type="float" office:value="1.8" calcext:value-type="float">
            <text:p>1.8</text:p>
          </table:table-cell>
          <table:table-cell table:style-name="ce16" table:formula="of:=[.M8]*[.M21]" office:value-type="float" office:value="2" calcext:value-type="float">
            <text:p>2</text:p>
          </table:table-cell>
          <table:table-cell table:style-name="ce16" table:formula="of:=[.N8]*[.N21]" office:value-type="float" office:value="1.2" calcext:value-type="float">
            <text:p>1.2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3" table:number-columns-repeated="5"/>
          <table:table-cell table:number-columns-repeated="99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2" office:value-type="string" calcext:value-type="string">
            <office:annotation draw:style-name="gr4" draw:text-style-name="P1" svg:width="4.9059in" svg:height="0.5555in" svg:x="7.913in" svg:y="5.3748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4.8" calcext:value-type="float">
            <text:p>4.8</text:p>
          </table:table-cell>
          <table:table-cell table:formula="of:=[.F8]*[.F26]" office:value-type="float" office:value="6.075" calcext:value-type="float">
            <text:p>6.075</text:p>
          </table:table-cell>
          <table:table-cell table:formula="of:=[.G8]*[.G26]" office:value-type="float" office:value="7.5" calcext:value-type="float">
            <text:p>7.5</text:p>
          </table:table-cell>
          <table:table-cell table:formula="of:=[.H8]*[.H26]" office:value-type="float" office:value="4" calcext:value-type="float">
            <text:p>4</text:p>
          </table:table-cell>
          <table:table-cell table:formula="of:=[.I8]*[.I26]" office:value-type="float" office:value="5.0625" calcext:value-type="float">
            <text:p>5.0625</text:p>
          </table:table-cell>
          <table:table-cell table:formula="of:=[.J8]*[.J26]" office:value-type="float" office:value="6.25" calcext:value-type="float">
            <text:p>6.25</text:p>
          </table:table-cell>
          <table:table-cell table:formula="of:=[.K8]*[.K26]" office:value-type="float" office:value="3.2" calcext:value-type="float">
            <text:p>3.2</text:p>
          </table:table-cell>
          <table:table-cell table:formula="of:=[.L8]*[.L26]" office:value-type="float" office:value="4.05" calcext:value-type="float">
            <text:p>4.05</text:p>
          </table:table-cell>
          <table:table-cell table:formula="of:=[.M8]*[.M26]" office:value-type="float" office:value="5" calcext:value-type="float">
            <text:p>5</text:p>
          </table:table-cell>
          <table:table-cell table:formula="of:=[.N8]*[.N26]" office:value-type="float" office:value="2.4" calcext:value-type="float">
            <text:p>2.4</text:p>
          </table:table-cell>
          <table:table-cell table:style-name="Default"/>
          <table:table-cell table:style-name="ce22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2" office:value-type="string" calcext:value-type="string">
            <text:p>effective radius factor</text:p>
          </table:table-cell>
          <table:table-cell table:formula="of:=SQRT(([.$C$2]+[.E27])^2 + [.$C$6]^2)/[.$C$2]" office:value-type="float" office:value="1.48000000337838" calcext:value-type="float">
            <text:p>1.4800000034</text:p>
          </table:table-cell>
          <table:table-cell table:formula="of:=SQRT(([.$C$2]+[.F27])^2 + [.$C$6]^2)/[.$C$2]" office:value-type="float" office:value="1.60750000311042" calcext:value-type="float">
            <text:p>1.6075000031</text:p>
          </table:table-cell>
          <table:table-cell table:formula="of:=SQRT(([.$C$2]+[.G27])^2 + [.$C$6]^2)/[.$C$2]" office:value-type="float" office:value="1.75000000285714" calcext:value-type="float">
            <text:p>1.7500000029</text:p>
          </table:table-cell>
          <table:table-cell table:formula="of:=SQRT(([.$C$2]+[.H27])^2 + [.$C$6]^2)/[.$C$2]" office:value-type="float" office:value="1.40000000357143" calcext:value-type="float">
            <text:p>1.4000000036</text:p>
          </table:table-cell>
          <table:table-cell table:formula="of:=SQRT(([.$C$2]+[.I27])^2 + [.$C$6]^2)/[.$C$2]" office:value-type="float" office:value="1.5062500033195" calcext:value-type="float">
            <text:p>1.5062500033</text:p>
          </table:table-cell>
          <table:table-cell table:formula="of:=SQRT(([.$C$2]+[.J27])^2 + [.$C$6]^2)/[.$C$2]" office:value-type="float" office:value="1.62500000307692" calcext:value-type="float">
            <text:p>1.6250000031</text:p>
          </table:table-cell>
          <table:table-cell table:formula="of:=SQRT(([.$C$2]+[.K27])^2 + [.$C$6]^2)/[.$C$2]" office:value-type="float" office:value="1.32000000378788" calcext:value-type="float">
            <text:p>1.3200000038</text:p>
          </table:table-cell>
          <table:table-cell table:formula="of:=SQRT(([.$C$2]+[.L27])^2 + [.$C$6]^2)/[.$C$2]" office:value-type="float" office:value="1.40500000355872" calcext:value-type="float">
            <text:p>1.4050000036</text:p>
          </table:table-cell>
          <table:table-cell table:formula="of:=SQRT(([.$C$2]+[.M27])^2 + [.$C$6]^2)/[.$C$2]" office:value-type="float" office:value="1.50000000333333" calcext:value-type="float">
            <text:p>1.5000000033</text:p>
          </table:table-cell>
          <table:table-cell table:formula="of:=SQRT(([.$C$2]+[.N27])^2 + [.$C$6]^2)/[.$C$2]" office:value-type="float" office:value="1.24000000403226" calcext:value-type="float">
            <text:p>1.240000004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DRNodes / min_dx</text:p>
          </table:table-cell>
          <table:table-cell table:formula="of:=[.$C$7]/[.E21]" office:value-type="float" office:value="0.25" calcext:value-type="float">
            <text:p>0.25</text:p>
          </table:table-cell>
          <table:table-cell table:formula="of:=[.$C$7]/[.F21]" office:value-type="float" office:value="0.25" calcext:value-type="float">
            <text:p>0.25</text:p>
          </table:table-cell>
          <table:table-cell table:formula="of:=[.$C$7]/[.G21]" office:value-type="float" office:value="0.25" calcext:value-type="float">
            <text:p>0.25</text:p>
          </table:table-cell>
          <table:table-cell table:formula="of:=[.$C$7]/[.H21]" office:value-type="float" office:value="0.3" calcext:value-type="float">
            <text:p>0.3</text:p>
          </table:table-cell>
          <table:table-cell table:formula="of:=[.$C$7]/[.I21]" office:value-type="float" office:value="0.3" calcext:value-type="float">
            <text:p>0.3</text:p>
          </table:table-cell>
          <table:table-cell table:formula="of:=[.$C$7]/[.J21]" office:value-type="float" office:value="0.3" calcext:value-type="float">
            <text:p>0.3</text:p>
          </table:table-cell>
          <table:table-cell table:formula="of:=[.$C$7]/[.K21]" office:value-type="float" office:value="0.375" calcext:value-type="float">
            <text:p>0.375</text:p>
          </table:table-cell>
          <table:table-cell table:formula="of:=[.$C$7]/[.L21]" office:value-type="float" office:value="0.375" calcext:value-type="float">
            <text:p>0.375</text:p>
          </table:table-cell>
          <table:table-cell table:formula="of:=[.$C$7]/[.M21]" office:value-type="float" office:value="0.375" calcext:value-type="float">
            <text:p>0.375</text:p>
          </table:table-cell>
          <table:table-cell table:formula="of:=[.$C$7]/[.N21]" office:value-type="float" office:value="0.5" calcext:value-type="float">
            <text:p>0.5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0253225806451613" calcext:value-type="float">
            <text:p>0.0253225806</text:p>
          </table:table-cell>
          <table:table-cell table:formula="of:=(3.14*[.$C$2]^2)/([.F$12]*[.F$13])" office:value-type="float" office:value="0.0253225806451613" calcext:value-type="float">
            <text:p>0.0253225806</text:p>
          </table:table-cell>
          <table:table-cell table:formula="of:=(3.14*[.$C$2]^2)/([.G$12]*[.G$13])" office:value-type="float" office:value="0.0253225806451613" calcext:value-type="float">
            <text:p>0.0253225806</text:p>
          </table:table-cell>
          <table:table-cell table:formula="of:=(3.14*[.$C$2]^2)/([.H$12]*[.H$13])" office:value-type="float" office:value="0.0253225806451613" calcext:value-type="float">
            <text:p>0.0253225806</text:p>
          </table:table-cell>
          <table:table-cell table:formula="of:=(3.14*[.$C$2]^2)/([.I$12]*[.I$13])" office:value-type="float" office:value="0.0253225806451613" calcext:value-type="float">
            <text:p>0.0253225806</text:p>
          </table:table-cell>
          <table:table-cell table:formula="of:=(3.14*[.$C$2]^2)/([.J$12]*[.J$13])" office:value-type="float" office:value="0.0253225806451613" calcext:value-type="float">
            <text:p>0.0253225806</text:p>
          </table:table-cell>
          <table:table-cell table:formula="of:=(3.14*[.$C$2]^2)/([.K$12]*[.K$13])" office:value-type="float" office:value="0.0253225806451613" calcext:value-type="float">
            <text:p>0.0253225806</text:p>
          </table:table-cell>
          <table:table-cell table:formula="of:=(3.14*[.$C$2]^2)/([.L$12]*[.L$13])" office:value-type="float" office:value="0.0253225806451613" calcext:value-type="float">
            <text:p>0.0253225806</text:p>
          </table:table-cell>
          <table:table-cell table:formula="of:=(3.14*[.$C$2]^2)/([.M$12]*[.M$13])" office:value-type="float" office:value="0.0253225806451613" calcext:value-type="float">
            <text:p>0.0253225806</text:p>
          </table:table-cell>
          <table:table-cell table:formula="of:=(3.14*[.$C$2]^2)/([.N$12]*[.N$13])" office:value-type="float" office:value="0.0314" calcext:value-type="float">
            <text:p>0.0314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91693290734824" calcext:value-type="float">
            <text:p>1.9169329073</text:p>
          </table:table-cell>
          <table:table-cell table:formula="of:=[.F21]/[.$C$3]" office:value-type="float" office:value="1.91693290734824" calcext:value-type="float">
            <text:p>1.9169329073</text:p>
          </table:table-cell>
          <table:table-cell table:formula="of:=[.G21]/[.$C$3]" office:value-type="float" office:value="1.91693290734824" calcext:value-type="float">
            <text:p>1.9169329073</text:p>
          </table:table-cell>
          <table:table-cell table:formula="of:=[.H21]/[.$C$3]" office:value-type="float" office:value="1.59744408945687" calcext:value-type="float">
            <text:p>1.5974440895</text:p>
          </table:table-cell>
          <table:table-cell table:formula="of:=[.I21]/[.$C$3]" office:value-type="float" office:value="1.59744408945687" calcext:value-type="float">
            <text:p>1.5974440895</text:p>
          </table:table-cell>
          <table:table-cell table:formula="of:=[.J21]/[.$C$3]" office:value-type="float" office:value="1.59744408945687" calcext:value-type="float">
            <text:p>1.5974440895</text:p>
          </table:table-cell>
          <table:table-cell table:formula="of:=[.K21]/[.$C$3]" office:value-type="float" office:value="1.2779552715655" calcext:value-type="float">
            <text:p>1.2779552716</text:p>
          </table:table-cell>
          <table:table-cell table:formula="of:=[.L21]/[.$C$3]" office:value-type="float" office:value="1.2779552715655" calcext:value-type="float">
            <text:p>1.2779552716</text:p>
          </table:table-cell>
          <table:table-cell table:formula="of:=[.M21]/[.$C$3]" office:value-type="float" office:value="1.2779552715655" calcext:value-type="float">
            <text:p>1.2779552716</text:p>
          </table:table-cell>
          <table:table-cell table:formula="of:=[.N21]/[.$C$3]" office:value-type="float" office:value="0.958466453674122" calcext:value-type="float">
            <text:p>0.9584664537</text:p>
          </table:table-cell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8" office:value-type="string" calcext:value-type="string">
            <text:p>epsilon</text:p>
          </table:table-cell>
          <table:table-cell table:style-name="ce18" office:value-type="string" calcext:value-type="string">
            <text:p>dx/ctip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38]/[.L38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39]/[.L39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0.894" calcext:value-type="float">
            <text:p>0.894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40]/[.L40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118" calcext:value-type="float">
            <text:p>1.1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1]/[.L41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386" calcext:value-type="float">
            <text:p>1.38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2]/[.L42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3]/[.L43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704" calcext:value-type="float">
            <text:p>1.704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4]/[.L44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62" calcext:value-type="float">
            <text:p>1.662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5]/[.L45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19" calcext:value-type="float">
            <text:p>1.619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6]/[.L46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577" calcext:value-type="float">
            <text:p>1.577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534" calcext:value-type="float">
            <text:p>1.534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92" calcext:value-type="float">
            <text:p>1.492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07" calcext:value-type="float">
            <text:p>1.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65" calcext:value-type="float">
            <text:p>1.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22" calcext:value-type="float">
            <text:p>1.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79" calcext:value-type="float">
            <text:p>1.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35" calcext:value-type="float">
            <text:p>1.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92" calcext:value-type="float">
            <text:p>1.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48" calcext:value-type="float">
            <text:p>1.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03" calcext:value-type="float">
            <text:p>1.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58" calcext:value-type="float">
            <text:p>1.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12" calcext:value-type="float">
            <text:p>1.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66" calcext:value-type="float">
            <text:p>0.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824" calcext:value-type="float">
            <text:p>0.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76" calcext:value-type="float">
            <text:p>0.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26" calcext:value-type="float">
            <text:p>0.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676" calcext:value-type="float">
            <text:p>0.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626" calcext:value-type="float">
            <text:p>0.626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1:52:42.29117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1-02T12:21:28.851165823</dc:date>
    <meta:editing-cycles>46</meta:editing-cycles>
    <meta:editing-duration>P2DT2H28M20S</meta:editing-duration>
    <dc:creator>danny </dc:creator>
    <meta:document-statistic meta:table-count="2" meta:cell-count="405" meta:object-count="0"/>
  </office:meta>
</office:document-meta>
</file>